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855cm" style:use-optimal-column-width="false"/>
    </style:style>
    <style:style style:name="co2" style:family="table-column">
      <style:table-column-properties style:column-width="8.466cm" style:use-optimal-column-width="false"/>
    </style:style>
    <style:style style:name="co3" style:family="table-column">
      <style:table-column-properties style:column-width="5.858cm" style:use-optimal-column-width="false"/>
    </style:style>
    <style:style style:name="co4" style:family="table-column">
      <style:table-column-properties style:column-width="11.965cm" style:use-optimal-column-width="false"/>
    </style:style>
    <style:style style:name="co5" style:family="table-column">
      <style:table-column-properties style:column-width="2.835cm" style:use-optimal-column-width="false"/>
    </style:style>
    <style:style style:name="co6" style:family="table-column">
      <style:table-column-properties style:column-width="3.477cm" style:use-optimal-column-width="false"/>
    </style:style>
    <style:style style:name="co7" style:family="table-column">
      <style:table-column-properties style:column-width="3.173cm" style:use-optimal-column-width="false"/>
    </style:style>
    <style:style style:name="co8" style:family="table-column">
      <style:table-column-properties style:column-width="3.95cm" style:use-optimal-column-width="false"/>
    </style:style>
    <style:style style:name="co9" style:family="table-column">
      <style:table-column-properties style:column-width="5.141cm" style:use-optimal-column-width="false"/>
    </style:style>
    <style:style style:name="co10" style:family="table-column">
      <style:table-column-properties style:column-width="7.434cm" style:use-optimal-column-width="false"/>
    </style:style>
    <style:style style:name="co11" style:family="table-column">
      <style:table-column-properties style:column-width="5.143cm" style:use-optimal-column-width="false"/>
    </style:style>
    <style:style style:name="ro1" style:family="table-row">
      <style:table-row-properties style:row-height="2.133cm" style:use-optimal-row-height="false"/>
    </style:style>
    <style:style style:name="ro2" style:family="table-row">
      <style:table-row-properties style:row-height="1.232cm" style:use-optimal-row-height="false"/>
    </style:style>
    <style:style style:name="ro3" style:family="table-row">
      <style:table-row-properties style:row-height="1.231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1.683cm" style:use-optimal-row-height="false"/>
    </style:style>
    <style:style style:name="ro6" style:family="table-row">
      <style:table-row-properties style:row-height="1.349cm" style:use-optimal-row-height="false"/>
    </style:style>
    <style:style style:name="ro7" style:family="table-row">
      <style:table-row-properties style:row-height="3.105cm" style:use-optimal-row-height="false"/>
    </style:style>
    <style:style style:name="ro8" style:family="table-row">
      <style:table-row-properties style:row-height="1.281cm" style:use-optimal-row-height="false"/>
    </style:style>
    <style:style style:name="ro9" style:family="table-row">
      <style:table-row-properties style:row-height="1.285cm" style:use-optimal-row-height="false"/>
    </style:style>
    <style:style style:name="ce1" style:family="table-cell">
      <style:paragraph-properties fo:text-align="center" fo:border-left="0.03pt solid #ffffff" fo:border-right="0.03pt solid #ffffff" fo:border-top="0.03pt solid #ffffff" fo:border-bottom="none" style:text-autospace="none"/>
      <style:text-properties fo:font-weight="bold" style:font-weight-asian="bold" style:font-weight-complex="bold"/>
    </style:style>
    <style:style style:name="ce2" style:family="table-cell">
      <style:paragraph-properties fo:text-align="end" fo:border-left="0.03pt solid #ffffff" fo:border-right="none" fo:border-top="0.03pt solid #ffffff" fo:border-bottom="0.03pt solid #ffffff" style:text-autospace="none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style:paragraph-properties fo:text-align="end" style:text-autospace="none"/>
      <style:text-properties fo:font-size="18pt"/>
    </style:style>
    <style:style style:name="P7" style:family="paragraph">
      <style:paragraph-properties style:text-autospace="none"/>
      <style:text-properties fo:font-size="18pt"/>
    </style:style>
    <style:style style:name="P8" style:family="paragraph">
      <style:paragraph-properties fo:text-align="center" style:text-autospace="none"/>
      <style:text-properties fo:font-size="18pt" fo:font-weight="bold" style:font-weight-asian="bold" style:font-weight-complex="bold"/>
    </style:style>
    <style:style style:name="P9" style:family="paragraph">
      <style:paragraph-properties fo:text-align="center" style:text-autospace="ideograph-alpha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13.335cm" svg:height="2.629cm" svg:x="6.35cm" svg:y="6.261cm" presentation:class="title" presentation:user-transformed="true">
          <draw:text-box>
            <text:p>Safety in Chicago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user-transformed="true">
            <draw:text-box>
              <text:p>These are notes</text:p>
            </draw:text-box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able of Conten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tro</text:p>
              </text:list-item>
              <text:list-item>
                <text:p>Data</text:p>
              </text:list-item>
              <text:list-item>
                <text:p>d</text:p>
              </text:list-item>
              <text:list-item>
                <text:p>Hypothesis Testing</text:p>
              </text:list-item>
              <text:list-item>
                <text:p>Appendix 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Motivating Reas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header>
                <text:p>Find relevant news report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ata and Too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Data retrieved Dec 1st.</text:p>
                <text:p/>
              </text:list-item>
              <text:list-item>
                <text:p>Additional dataset of “Vehicle” data joined.</text:p>
                <text:p/>
              </text:list-item>
              <text:list-item>
                <text:p>Juptyer Lab with version control via github.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standard" draw:layer="layout" svg:width="26.033cm" svg:height="9.523cm" svg:x="0.863cm" svg:y="5.8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>
              <table:table-cell table:style-name="gray3">
                <text:p text:style-name="P3">year</text:p>
              </table:table-cell>
              <table:table-cell>
                <text:p text:style-name="P3"># of Reports Involving CTA </text:p>
              </table:table-cell>
              <table:table-cell>
                <text:p text:style-name="P3"># of Reports </text:p>
              </table:table-cell>
              <table:table-cell table:style-name="gray3">
                <text:p text:style-name="P3">Cases Involving CTA <text:s/>(%)</text:p>
              </table:table-cell>
            </table:table-row>
            <table:table-row table:style-name="ro2" table:default-cell-style-name="gray2">
              <table:table-cell>
                <text:p text:style-name="P4">2018</text:p>
              </table:table-cell>
              <table:table-cell>
                <text:p text:style-name="P5">1825</text:p>
              </table:table-cell>
              <table:table-cell>
                <text:p text:style-name="P5">118465</text:p>
              </table:table-cell>
              <table:table-cell>
                <text:p text:style-name="P5">1.54%</text:p>
              </table:table-cell>
            </table:table-row>
            <table:table-row table:style-name="ro2" table:default-cell-style-name="gray1">
              <table:table-cell>
                <text:p text:style-name="P4">2019</text:p>
              </table:table-cell>
              <table:table-cell>
                <text:p text:style-name="P5">1876</text:p>
              </table:table-cell>
              <table:table-cell>
                <text:p text:style-name="P5">115673</text:p>
              </table:table-cell>
              <table:table-cell>
                <text:p text:style-name="P5">1.62%</text:p>
              </table:table-cell>
            </table:table-row>
            <table:table-row table:style-name="ro2" table:default-cell-style-name="gray2">
              <table:table-cell>
                <text:p text:style-name="P4">2020</text:p>
              </table:table-cell>
              <table:table-cell>
                <text:p text:style-name="P5">1229</text:p>
              </table:table-cell>
              <table:table-cell>
                <text:p text:style-name="P5">91432</text:p>
              </table:table-cell>
              <table:table-cell>
                <text:p text:style-name="P5">1.34%</text:p>
              </table:table-cell>
            </table:table-row>
            <table:table-row table:style-name="ro2" table:default-cell-style-name="gray1">
              <table:table-cell>
                <text:p text:style-name="P4">2021</text:p>
              </table:table-cell>
              <table:table-cell>
                <text:p text:style-name="P5">1483</text:p>
              </table:table-cell>
              <table:table-cell>
                <text:p text:style-name="P5">107900</text:p>
              </table:table-cell>
              <table:table-cell>
                <text:p text:style-name="P5">1.37%</text:p>
              </table:table-cell>
            </table:table-row>
            <table:table-row table:style-name="ro2" table:default-cell-style-name="gray2">
              <table:table-cell>
                <text:p text:style-name="P4">2022</text:p>
              </table:table-cell>
              <table:table-cell>
                <text:p text:style-name="P5">1446</text:p>
              </table:table-cell>
              <table:table-cell>
                <text:p text:style-name="P5">107440</text:p>
              </table:table-cell>
              <table:table-cell>
                <text:p text:style-name="P5">1.35%</text:p>
              </table:table-cell>
            </table:table-row>
            <table:table-row table:style-name="ro3" table:default-cell-style-name="gray1">
              <table:table-cell>
                <text:p text:style-name="P4">2023</text:p>
              </table:table-cell>
              <table:table-cell>
                <text:p text:style-name="P5">1662</text:p>
              </table:table-cell>
              <table:table-cell>
                <text:p text:style-name="P5">101283</text:p>
              </table:table-cell>
              <table:table-cell>
                <text:p text:style-name="P5">1.64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layer="layout" svg:width="25.199cm" svg:height="3.473cm" svg:x="1.4cm" svg:y="0.206cm" presentation:class="title" presentation:user-transformed="true">
          <draw:text-box>
            <text:p>Top 3 Primary Contribution to a crash involving the CTA</text:p>
          </draw:text-box>
        </draw:frame>
        <draw:frame draw:style-name="standard" draw:layer="layout" svg:width="25.399cm" svg:height="5.686cm" svg:x="1.284cm" svg:y="6.46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/>
              <table:table-cell>
                <text:p>2020</text:p>
              </table:table-cell>
              <table:table-cell>
                <text:p text:style-name="P6">2021</text:p>
              </table:table-cell>
              <table:table-cell>
                <text:p text:style-name="P6">2022</text:p>
              </table:table-cell>
              <table:table-cell>
                <text:p text:style-name="P6">2023</text:p>
              </table:table-cell>
            </table:table-row>
            <table:table-row table:style-name="ro5" table:default-cell-style-name="gray2">
              <table:table-cell>
                <text:p text:style-name="P7">UNABLE TO DETERMINE</text:p>
              </table:table-cell>
              <table:table-cell>
                <text:p text:style-name="P5">32.55%</text:p>
              </table:table-cell>
              <table:table-cell>
                <text:p text:style-name="P6">34.93%</text:p>
              </table:table-cell>
              <table:table-cell>
                <text:p text:style-name="P6">36.24%</text:p>
              </table:table-cell>
              <table:table-cell>
                <text:p text:style-name="P6">35.32%</text:p>
              </table:table-cell>
            </table:table-row>
            <table:table-row table:style-name="ro5" table:default-cell-style-name="gray1">
              <table:table-cell>
                <text:p text:style-name="P7">IMPROPER OVERTAKING/PASSING</text:p>
              </table:table-cell>
              <table:table-cell>
                <text:p text:style-name="P5">10.82%</text:p>
              </table:table-cell>
              <table:table-cell>
                <text:p text:style-name="P6">13.82%</text:p>
              </table:table-cell>
              <table:table-cell>
                <text:p text:style-name="P6">13.14%</text:p>
              </table:table-cell>
              <table:table-cell>
                <text:p text:style-name="P6">13.72%</text:p>
              </table:table-cell>
            </table:table-row>
            <table:table-row table:style-name="ro6" table:default-cell-style-name="gray2">
              <table:table-cell>
                <text:p text:style-name="P7">FOLLOWING TOO CLOSELY</text:p>
              </table:table-cell>
              <table:table-cell>
                <text:p text:style-name="P5">8.14%</text:p>
              </table:table-cell>
              <table:table-cell>
                <text:p text:style-name="P6">8.29%</text:p>
              </table:table-cell>
              <table:table-cell>
                <text:p text:style-name="P6">7.40%</text:p>
              </table:table-cell>
              <table:table-cell>
                <text:p text:style-name="P6">7.10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3.175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standard" draw:layer="layout" svg:width="22.858cm" svg:height="10.794cm" svg:x="2.31cm" svg:y="3.0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7" table:default-cell-style-name="ce1">
              <table:table-cell table:style-name="gray3">
                <text:p text:style-name="P8">Year</text:p>
              </table:table-cell>
              <table:table-cell table:style-name="gray3">
                <text:p text:style-name="P8"># of Reports Involving CTA </text:p>
              </table:table-cell>
              <table:table-cell>
                <text:p text:style-name="P8"># of Reports where a CTA vehicle is Unit 1</text:p>
              </table:table-cell>
              <table:table-cell>
                <text:p text:style-name="P8">Percent of cases where CTA is the “striking unit”*</text:p>
              </table:table-cell>
            </table:table-row>
            <table:table-row table:style-name="ro8" table:default-cell-style-name="gray2">
              <table:table-cell>
                <text:p text:style-name="P7">2018</text:p>
              </table:table-cell>
              <table:table-cell table:style-name="ce2">
                <text:p text:style-name="P6">1825</text:p>
              </table:table-cell>
              <table:table-cell>
                <text:p text:style-name="P9">255</text:p>
              </table:table-cell>
              <table:table-cell>
                <text:p text:style-name="P9">13.97%</text:p>
              </table:table-cell>
            </table:table-row>
            <table:table-row table:style-name="ro8" table:default-cell-style-name="gray1">
              <table:table-cell>
                <text:p text:style-name="P7">2019</text:p>
              </table:table-cell>
              <table:table-cell table:style-name="ce2">
                <text:p text:style-name="P6">1876</text:p>
              </table:table-cell>
              <table:table-cell>
                <text:p text:style-name="P9">252</text:p>
              </table:table-cell>
              <table:table-cell>
                <text:p text:style-name="P9">13.43%</text:p>
              </table:table-cell>
            </table:table-row>
            <table:table-row table:style-name="ro8" table:default-cell-style-name="gray2">
              <table:table-cell>
                <text:p text:style-name="P7">2020</text:p>
              </table:table-cell>
              <table:table-cell table:style-name="ce2">
                <text:p text:style-name="P6">1229</text:p>
              </table:table-cell>
              <table:table-cell>
                <text:p text:style-name="P9">137</text:p>
              </table:table-cell>
              <table:table-cell>
                <text:p text:style-name="P9">11.15%</text:p>
              </table:table-cell>
            </table:table-row>
            <table:table-row table:style-name="ro8" table:default-cell-style-name="gray1">
              <table:table-cell>
                <text:p text:style-name="P7">2021</text:p>
              </table:table-cell>
              <table:table-cell table:style-name="ce2">
                <text:p text:style-name="P6">1483</text:p>
              </table:table-cell>
              <table:table-cell>
                <text:p text:style-name="P9">180</text:p>
              </table:table-cell>
              <table:table-cell>
                <text:p text:style-name="P9">12.14%</text:p>
              </table:table-cell>
            </table:table-row>
            <table:table-row table:style-name="ro8" table:default-cell-style-name="gray2">
              <table:table-cell>
                <text:p text:style-name="P7">2022</text:p>
              </table:table-cell>
              <table:table-cell table:style-name="ce2">
                <text:p text:style-name="P6">1446</text:p>
              </table:table-cell>
              <table:table-cell>
                <text:p text:style-name="P9">192</text:p>
              </table:table-cell>
              <table:table-cell>
                <text:p text:style-name="P9">13.28%</text:p>
              </table:table-cell>
            </table:table-row>
            <table:table-row table:style-name="ro9" table:default-cell-style-name="gray1">
              <table:table-cell>
                <text:p text:style-name="P7">2023</text:p>
              </table:table-cell>
              <table:table-cell table:style-name="ce2">
                <text:p text:style-name="P6">1662</text:p>
              </table:table-cell>
              <table:table-cell>
                <text:p text:style-name="P9">242</text:p>
              </table:table-cell>
              <table:table-cell>
                <text:p text:style-name="P9">14.56%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1" draw:layer="layout" svg:width="22.86cm" svg:height="1.673cm" svg:x="2.54cm" svg:y="14.077cm">
          <draw:text-box>
            <text:p text:style-name="P10"><text:span text:style-name="T1">*The officer should enter the "striking” unit as Unit 1. In most cases, the "striking" and "at-fault" vehicle will be the same. However, it should be noted in some instances that the "striking" unit will not be the “at-fault" unit based upon a driver's or witness's statement or physical evidence. - ILLINOIS TRAFFIC CRASH REPORT, SR 1050 C 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standard" draw:layer="layout" svg:width="22.858cm" svg:height="10.794cm" svg:x="2.31cm" svg:y="3.0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7" table:default-cell-style-name="ce1">
              <table:table-cell table:style-name="gray3">
                <text:p text:style-name="P3">Year</text:p>
              </table:table-cell>
              <table:table-cell table:style-name="gray3">
                <text:p text:style-name="P3"># of Reports Involving CTA </text:p>
              </table:table-cell>
              <table:table-cell>
                <text:p text:style-name="P3"># of Reports where a CTA vehicle is Unit 1</text:p>
              </table:table-cell>
              <table:table-cell>
                <text:p text:style-name="P3">Percent of cases where CTA is the “striking unit”*</text:p>
              </table:table-cell>
            </table:table-row>
            <table:table-row table:style-name="ro8" table:default-cell-style-name="gray2">
              <table:table-cell>
                <text:p text:style-name="P4">2018</text:p>
              </table:table-cell>
              <table:table-cell table:style-name="ce2">
                <text:p text:style-name="P5">1825</text:p>
              </table:table-cell>
              <table:table-cell>
                <text:p text:style-name="P9">255</text:p>
              </table:table-cell>
              <table:table-cell>
                <text:p text:style-name="P9">13.97%</text:p>
              </table:table-cell>
            </table:table-row>
            <table:table-row table:style-name="ro8" table:default-cell-style-name="gray1">
              <table:table-cell>
                <text:p text:style-name="P4">2019</text:p>
              </table:table-cell>
              <table:table-cell table:style-name="ce2">
                <text:p text:style-name="P5">1876</text:p>
              </table:table-cell>
              <table:table-cell>
                <text:p text:style-name="P9">252</text:p>
              </table:table-cell>
              <table:table-cell>
                <text:p text:style-name="P9">13.43%</text:p>
              </table:table-cell>
            </table:table-row>
            <table:table-row table:style-name="ro8" table:default-cell-style-name="gray2">
              <table:table-cell>
                <text:p text:style-name="P4">2020</text:p>
              </table:table-cell>
              <table:table-cell table:style-name="ce2">
                <text:p text:style-name="P5">1229</text:p>
              </table:table-cell>
              <table:table-cell>
                <text:p text:style-name="P9">137</text:p>
              </table:table-cell>
              <table:table-cell>
                <text:p text:style-name="P9">11.15%</text:p>
              </table:table-cell>
            </table:table-row>
            <table:table-row table:style-name="ro8" table:default-cell-style-name="gray1">
              <table:table-cell>
                <text:p text:style-name="P4">2021</text:p>
              </table:table-cell>
              <table:table-cell table:style-name="ce2">
                <text:p text:style-name="P5">1483</text:p>
              </table:table-cell>
              <table:table-cell>
                <text:p text:style-name="P9">180</text:p>
              </table:table-cell>
              <table:table-cell>
                <text:p text:style-name="P9">12.14%</text:p>
              </table:table-cell>
            </table:table-row>
            <table:table-row table:style-name="ro8" table:default-cell-style-name="gray2">
              <table:table-cell>
                <text:p text:style-name="P4">2022</text:p>
              </table:table-cell>
              <table:table-cell table:style-name="ce2">
                <text:p text:style-name="P5">1446</text:p>
              </table:table-cell>
              <table:table-cell>
                <text:p text:style-name="P9">192</text:p>
              </table:table-cell>
              <table:table-cell>
                <text:p text:style-name="P9">13.28%</text:p>
              </table:table-cell>
            </table:table-row>
            <table:table-row table:style-name="ro9" table:default-cell-style-name="gray1">
              <table:table-cell>
                <text:p text:style-name="P4">2023</text:p>
              </table:table-cell>
              <table:table-cell table:style-name="ce2">
                <text:p text:style-name="P5">1662</text:p>
              </table:table-cell>
              <table:table-cell>
                <text:p text:style-name="P9">242</text:p>
              </table:table-cell>
              <table:table-cell>
                <text:p text:style-name="P9">14.56%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1" draw:layer="layout" svg:width="22.86cm" svg:height="1.673cm" svg:x="2.54cm" svg:y="14.077cm">
          <draw:text-box>
            <text:p><text:span text:style-name="T1">*The officer should enter the "striking” unit as Unit 1. In most cases, the "striking" and "at-fault" vehicle will be the same. However, it should be noted in some instances that the "striking" unit will not be the “at-fault" unit based upon a driver's or witness's statement or physical evidence. - ILLINOIS TRAFFIC CRASH REPORT, SR 1050 C 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" draw:text-style-name="P13" draw:layer="layout" svg:width="11.75cm" svg:height="3.81cm" svg:x="7.62cm" svg:y="2.54cm">
          <draw:text-box>
            <text:p text:style-name="P12"><text:span text:style-name="T2">Thank Yo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Appendix A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4T18:42:51.171000000</meta:creation-date>
    <dc:date>2023-12-04T20:56:37.292000000</dc:date>
    <meta:editing-duration>PT2H7M42S</meta:editing-duration>
    <meta:editing-cycles>2</meta:editing-cycles>
    <meta:generator>LibreOffice/7.4.7.2$Windows_X86_64 LibreOffice_project/723314e595e8007d3cf785c16538505a1c878ca5</meta:generator>
    <meta:document-statistic meta:object-count="60"/>
  </office:meta>
</office:document-meta>
</file>